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F000002B279C7020941C4AA7B.png" manifest:media-type="image/png"/>
  <manifest:file-entry manifest:full-path="Pictures/10000001000002BF000002B2BCAFE4439245C66E.png" manifest:media-type="image/png"/>
  <manifest:file-entry manifest:full-path="Pictures/10000001000002BF000002B2AA8DB92D5042B08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91464" officeooo:paragraph-rsid="0019146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1464" officeooo:paragraph-rsid="0019146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44pt" fo:font-weight="bold" officeooo:rsid="00191464" officeooo:paragraph-rsid="00191464" style:font-size-asian="44pt" style:font-weight-asian="bold" style:font-size-complex="4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>WIREFRAM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x="-1.177cm" svg:y="1.312cm" svg:width="20.239cm" svg:height="19.863cm" draw:z-index="0"><draw:image xlink:href="Pictures/10000001000002BF000002B2AA8DB92D5042B081.png" xlink:type="simple" xlink:show="embed" xlink:actuate="onLoad" draw:mime-type="image/png"/></draw:frame><text:soft-page-break/></text:p>
      <text:p text:style-name="P2"/>
      <text:p text:style-name="P1"/>
      <text:p text:style-name="P1"/>
      <text:p text:style-name="P1"/>
      <text:p text:style-name="P1"><text:s text:c="2"/></text:p>
      <text:p text:style-name="P1"/>
      <text:p text:style-name="P1"><text:soft-page-break/><text:s text:c="2"/></text:p>
      <text:p text:style-name="P1"><draw:frame draw:style-name="fr1" draw:name="Image2" text:anchor-type="char" svg:x="-0.956cm" svg:y="0.238cm" svg:width="19.951cm" svg:height="19.581cm" draw:z-index="1"><draw:image xlink:href="Pictures/10000001000002BF000002B2BCAFE4439245C66E.png" xlink:type="simple" xlink:show="embed" xlink:actuate="onLoad" draw:mime-type="image/png"/></draw:frame></text:p>
      <text:p text:style-name="P1"><text:s text:c="2"/></text:p>
      <text:p text:style-name="P1"><text:s/></text:p>
      <text:p text:style-name="P1"><text:s text:c="3"/></text:p>
      <text:p text:style-name="P1"><text:soft-page-break/><text:s text:c="3"/></text:p>
      <text:p text:style-name="P1"/>
      <text:p text:style-name="P1"/>
      <text:p text:style-name="P1"><draw:frame draw:style-name="fr1" draw:name="Image3" text:anchor-type="char" svg:x="-1.147cm" svg:y="0cm" svg:width="19.726cm" svg:height="19.36cm" draw:z-index="2"><draw:image xlink:href="Pictures/10000001000002BF000002B279C7020941C4AA7B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09:06:05.083101171</meta:creation-date>
    <dc:date>2023-03-30T10:15:19.469820339</dc:date>
    <meta:editing-duration>PT6M46S</meta:editing-duration>
    <meta:editing-cycles>2</meta:editing-cycles>
    <meta:generator>LibreOffice/7.4.5.1$Linux_X86_64 LibreOffice_project/40$Build-1</meta:generator>
    <meta:document-statistic meta:table-count="0" meta:image-count="3" meta:object-count="0" meta:page-count="4" meta:paragraph-count="7" meta:word-count="1" meta:character-count="23" meta:non-whitespace-character-count="10"/>
  </office:meta>
</office:document-meta>
</file>